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24mm"/>
    </style:style>
    <style:style style:name="co2" style:family="table-column">
      <style:table-column-properties fo:break-before="auto" style:column-width="28.24mm"/>
    </style:style>
    <style:style style:name="co3" style:family="table-column">
      <style:table-column-properties fo:break-before="auto" style:column-width="40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edo</text:p>
          </table:table-cell>
          <table:table-cell office:value-type="string" calcext:value-type="string">
            <text:p>afro_tot</text:p>
          </table:table-cell>
          <table:table-cell office:value-type="string" calcext:value-type="string">
            <text:p>afro_porc</text:p>
          </table:table-cell>
          <table:table-cell office:value-type="string" calcext:value-type="string">
            <text:p>ing_trab</text:p>
          </table:table-cell>
          <table:table-cell office:value-type="string" calcext:value-type="string">
            <text:p>rez_ed</text:p>
          </table:table-cell>
        </table:table-row>
        <table:table-row table:style-name="ro1">
          <table:table-cell office:value-type="string" calcext:value-type="string">
            <text:p>afro</text:p>
          </table:table-cell>
          <table:table-cell table:formula="of:=[.B3]*[.C3]/100" office:value-type="float" office:value="1381853.19966945" calcext:value-type="float">
            <text:p>1381853.19966945</text:p>
          </table:table-cell>
          <table:table-cell office:value-type="float" office:value="100" calcext:value-type="float">
            <text:p>100</text:p>
          </table:table-cell>
          <table:table-cell office:value-type="float" office:value="9.1" calcext:value-type="float">
            <text:p>9.1</text:p>
          </table:table-cell>
          <table:table-cell office:value-type="float" office:value="36.9" calcext:value-type="float">
            <text:p>36.9</text:p>
          </table:table-cell>
        </table:table-row>
        <table:table-row table:style-name="ro1">
          <table:table-cell office:value-type="string" calcext:value-type="string">
            <text:p>Estados Unidos Mexicanos</text:p>
          </table:table-cell>
          <table:table-cell office:value-type="float" office:value="119530753" calcext:value-type="float">
            <text:p>119530753</text:p>
          </table:table-cell>
          <table:table-cell office:value-type="float" office:value="1.156065" calcext:value-type="float">
            <text:p>1.156065</text:p>
          </table:table-cell>
          <table:table-cell office:value-type="float" office:value="7.8" calcext:value-type="float">
            <text:p>7.8</text:p>
          </table:table-cell>
          <table:table-cell office:value-type="float" office:value="35.1" calcext:value-type="float">
            <text:p>35.1</text:p>
          </table:table-cell>
        </table:table-row>
        <table:table-row table:style-name="ro1">
          <table:table-cell office:value-type="string" calcext:value-type="string">
            <text:p>01 Aguascalientes</text:p>
          </table:table-cell>
          <table:table-cell office:value-type="float" office:value="1312544" calcext:value-type="float">
            <text:p>1312544</text:p>
          </table:table-cell>
          <table:table-cell office:value-type="float" office:value="0.049751" calcext:value-type="float">
            <text:p>0.049751</text:p>
          </table:table-cell>
          <table:table-cell office:value-type="float" office:value="4.6" calcext:value-type="float">
            <text:p>4.6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string" calcext:value-type="string">
            <text:p>02 Baja California</text:p>
          </table:table-cell>
          <table:table-cell office:value-type="float" office:value="3315766" calcext:value-type="float">
            <text:p>3315766</text:p>
          </table:table-cell>
          <table:table-cell office:value-type="float" office:value="0.224533" calcext:value-type="float">
            <text:p>0.224533</text:p>
          </table:table-cell>
          <table:table-cell office:value-type="float" office:value="2.9" calcext:value-type="float">
            <text:p>2.9</text:p>
          </table:table-cell>
          <table:table-cell office:value-type="float" office:value="42.4" calcext:value-type="float">
            <text:p>42.4</text:p>
          </table:table-cell>
        </table:table-row>
        <table:table-row table:style-name="ro1">
          <table:table-cell office:value-type="string" calcext:value-type="string">
            <text:p>03 Baja California Sur</text:p>
          </table:table-cell>
          <table:table-cell office:value-type="float" office:value="712029" calcext:value-type="float">
            <text:p>712029</text:p>
          </table:table-cell>
          <table:table-cell office:value-type="float" office:value="1.549375" calcext:value-type="float">
            <text:p>1.549375</text:p>
          </table:table-cell>
          <table:table-cell office:value-type="float" office:value="3.2" calcext:value-type="float">
            <text:p>3.2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string" calcext:value-type="string">
            <text:p>04 Campeche</text:p>
          </table:table-cell>
          <table:table-cell office:value-type="float" office:value="899931" calcext:value-type="float">
            <text:p>899931</text:p>
          </table:table-cell>
          <table:table-cell office:value-type="float" office:value="0.394919" calcext:value-type="float">
            <text:p>0.394919</text:p>
          </table:table-cell>
          <table:table-cell office:value-type="float" office:value="10.5" calcext:value-type="float">
            <text:p>10.5</text:p>
          </table:table-cell>
          <table:table-cell office:value-type="float" office:value="37.7" calcext:value-type="float">
            <text:p>37.7</text:p>
          </table:table-cell>
        </table:table-row>
        <table:table-row table:style-name="ro1">
          <table:table-cell office:value-type="string" calcext:value-type="string">
            <text:p>05 Coahuila de Zaragoza</text:p>
          </table:table-cell>
          <table:table-cell office:value-type="float" office:value="2954915" calcext:value-type="float">
            <text:p>2954915</text:p>
          </table:table-cell>
          <table:table-cell office:value-type="float" office:value="0.093438" calcext:value-type="float">
            <text:p>0.093438</text:p>
          </table:table-cell>
          <table:table-cell office:value-type="float" office:value="3.6" calcext:value-type="float">
            <text:p>3.6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 office:value-type="string" calcext:value-type="string">
            <text:p>06 Colima</text:p>
          </table:table-cell>
          <table:table-cell office:value-type="float" office:value="711235" calcext:value-type="float">
            <text:p>711235</text:p>
          </table:table-cell>
          <table:table-cell office:value-type="float" office:value="0.107138" calcext:value-type="float">
            <text:p>0.107138</text:p>
          </table:table-cell>
          <table:table-cell office:value-type="float" office:value="4.6" calcext:value-type="float">
            <text:p>4.6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string" calcext:value-type="string">
            <text:p>07 Chiapas</text:p>
          </table:table-cell>
          <table:table-cell office:value-type="float" office:value="5217908" calcext:value-type="float">
            <text:p>5217908</text:p>
          </table:table-cell>
          <table:table-cell office:value-type="float" office:value="0.077464" calcext:value-type="float">
            <text:p>0.077464</text:p>
          </table:table-cell>
          <table:table-cell office:value-type="float" office:value="13" calcext:value-type="float">
            <text:p>13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table-cell office:value-type="string" calcext:value-type="string">
            <text:p>08 Chihuahua</text:p>
          </table:table-cell>
          <table:table-cell office:value-type="float" office:value="3556574" calcext:value-type="float">
            <text:p>3556574</text:p>
          </table:table-cell>
          <table:table-cell office:value-type="float" office:value="0.076984" calcext:value-type="float">
            <text:p>0.076984</text:p>
          </table:table-cell>
          <table:table-cell office:value-type="float" office:value="5.3" calcext:value-type="float">
            <text:p>5.3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string" calcext:value-type="string">
            <text:p>09 Ciudad de México</text:p>
          </table:table-cell>
          <table:table-cell office:value-type="float" office:value="8918653" calcext:value-type="float">
            <text:p>8918653</text:p>
          </table:table-cell>
          <table:table-cell office:value-type="float" office:value="1.797951" calcext:value-type="float">
            <text:p>1.797951</text:p>
          </table:table-cell>
          <table:table-cell office:value-type="float" office:value="5.6" calcext:value-type="float">
            <text:p>5.6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10 Durango</text:p>
          </table:table-cell>
          <table:table-cell office:value-type="float" office:value="1754754" calcext:value-type="float">
            <text:p>1754754</text:p>
          </table:table-cell>
          <table:table-cell office:value-type="float" office:value="0.010828" calcext:value-type="float">
            <text:p>0.010828</text:p>
          </table:table-cell>
          <table:table-cell office:value-type="float" office:value="4.6" calcext:value-type="float">
            <text:p>4.6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string" calcext:value-type="string">
            <text:p>11 Guanajuato</text:p>
          </table:table-cell>
          <table:table-cell office:value-type="float" office:value="5853677" calcext:value-type="float">
            <text:p>5853677</text:p>
          </table:table-cell>
          <table:table-cell office:value-type="float" office:value="0.034952" calcext:value-type="float">
            <text:p>0.034952</text:p>
          </table:table-cell>
          <table:table-cell office:value-type="float" office:value="4.6" calcext:value-type="float">
            <text:p>4.6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string" calcext:value-type="string">
            <text:p>12 Guerrero</text:p>
          </table:table-cell>
          <table:table-cell office:value-type="float" office:value="3533251" calcext:value-type="float">
            <text:p>3533251</text:p>
          </table:table-cell>
          <table:table-cell office:value-type="float" office:value="6.495831" calcext:value-type="float">
            <text:p>6.495831</text:p>
          </table:table-cell>
          <table:table-cell office:value-type="float" office:value="14.4" calcext:value-type="float">
            <text:p>14.4</text:p>
          </table:table-cell>
          <table:table-cell office:value-type="float" office:value="45.2" calcext:value-type="float">
            <text:p>45.2</text:p>
          </table:table-cell>
        </table:table-row>
        <table:table-row table:style-name="ro1">
          <table:table-cell office:value-type="string" calcext:value-type="string">
            <text:p>13 Hidalgo</text:p>
          </table:table-cell>
          <table:table-cell office:value-type="float" office:value="2858359" calcext:value-type="float">
            <text:p>2858359</text:p>
          </table:table-cell>
          <table:table-cell office:value-type="float" office:value="0.072314" calcext:value-type="float">
            <text:p>0.072314</text:p>
          </table:table-cell>
          <table:table-cell office:value-type="float" office:value="4.6" calcext:value-type="float">
            <text:p>4.6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string" calcext:value-type="string">
            <text:p>14 Jalisco</text:p>
          </table:table-cell>
          <table:table-cell office:value-type="float" office:value="7844830" calcext:value-type="float">
            <text:p>7844830</text:p>
          </table:table-cell>
          <table:table-cell office:value-type="float" office:value="0.779367" calcext:value-type="float">
            <text:p>0.779367</text:p>
          </table:table-cell>
          <table:table-cell office:value-type="float" office:value="5.1" calcext:value-type="float">
            <text:p>5.1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string" calcext:value-type="string">
            <text:p>15 México</text:p>
          </table:table-cell>
          <table:table-cell office:value-type="float" office:value="16187608" calcext:value-type="float">
            <text:p>16187608</text:p>
          </table:table-cell>
          <table:table-cell office:value-type="float" office:value="1.879672" calcext:value-type="float">
            <text:p>1.879672</text:p>
          </table:table-cell>
          <table:table-cell office:value-type="float" office:value="7.1" calcext:value-type="float">
            <text:p>7.1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string" calcext:value-type="string">
            <text:p>16 Michoacán de Ocampo</text:p>
          </table:table-cell>
          <table:table-cell office:value-type="float" office:value="4584471" calcext:value-type="float">
            <text:p>4584471</text:p>
          </table:table-cell>
          <table:table-cell office:value-type="float" office:value="0.081449" calcext:value-type="float">
            <text:p>0.081449</text:p>
          </table:table-cell>
          <table:table-cell office:value-type="float" office:value="13.1" calcext:value-type="float">
            <text:p>13.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7 Morelos</text:p>
          </table:table-cell>
          <table:table-cell office:value-type="float" office:value="1903811" calcext:value-type="float">
            <text:p>1903811</text:p>
          </table:table-cell>
          <table:table-cell office:value-type="float" office:value="0.417321" calcext:value-type="float">
            <text:p>0.417321</text:p>
          </table:table-cell>
          <table:table-cell office:value-type="float" office:value="13.3" calcext:value-type="float">
            <text:p>13.3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string" calcext:value-type="string">
            <text:p>18 Nayarit</text:p>
          </table:table-cell>
          <table:table-cell office:value-type="float" office:value="1181050" calcext:value-type="float">
            <text:p>1181050</text:p>
          </table:table-cell>
          <table:table-cell office:value-type="float" office:value="0.06291" calcext:value-type="float">
            <text:p>0.06291</text:p>
          </table:table-cell>
          <table:table-cell office:value-type="float" office:value="4.6" calcext:value-type="float">
            <text:p>4.6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string" calcext:value-type="string">
            <text:p>19 Nuevo León</text:p>
          </table:table-cell>
          <table:table-cell office:value-type="float" office:value="5119504" calcext:value-type="float">
            <text:p>5119504</text:p>
          </table:table-cell>
          <table:table-cell office:value-type="float" office:value="1.489226" calcext:value-type="float">
            <text:p>1.489226</text:p>
          </table:table-cell>
          <table:table-cell office:value-type="float" office:value="1.8" calcext:value-type="float">
            <text:p>1.8</text:p>
          </table:table-cell>
          <table:table-cell office:value-type="float" office:value="21.3" calcext:value-type="float">
            <text:p>21.3</text:p>
          </table:table-cell>
        </table:table-row>
        <table:table-row table:style-name="ro1">
          <table:table-cell office:value-type="string" calcext:value-type="string">
            <text:p>20 Oaxaca</text:p>
          </table:table-cell>
          <table:table-cell office:value-type="float" office:value="3967889" calcext:value-type="float">
            <text:p>3967889</text:p>
          </table:table-cell>
          <table:table-cell office:value-type="float" office:value="4.945022" calcext:value-type="float">
            <text:p>4.945022</text:p>
          </table:table-cell>
          <table:table-cell office:value-type="float" office:value="12.2" calcext:value-type="float">
            <text:p>12.2</text:p>
          </table:table-cell>
          <table:table-cell office:value-type="float" office:value="52.1" calcext:value-type="float">
            <text:p>52.1</text:p>
          </table:table-cell>
        </table:table-row>
        <table:table-row table:style-name="ro1">
          <table:table-cell office:value-type="string" calcext:value-type="string">
            <text:p>21 Puebla</text:p>
          </table:table-cell>
          <table:table-cell office:value-type="float" office:value="6168883" calcext:value-type="float">
            <text:p>6168883</text:p>
          </table:table-cell>
          <table:table-cell office:value-type="float" office:value="0.118044" calcext:value-type="float">
            <text:p>0.118044</text:p>
          </table:table-cell>
          <table:table-cell office:value-type="float" office:value="5.4" calcext:value-type="float">
            <text:p>5.4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string" calcext:value-type="string">
            <text:p>22 Querétaro</text:p>
          </table:table-cell>
          <table:table-cell office:value-type="float" office:value="2038372" calcext:value-type="float">
            <text:p>2038372</text:p>
          </table:table-cell>
          <table:table-cell office:value-type="float" office:value="0.115681" calcext:value-type="float">
            <text:p>0.115681</text:p>
          </table:table-cell>
          <table:table-cell office:value-type="float" office:value="4.6" calcext:value-type="float">
            <text:p>4.6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string" calcext:value-type="string">
            <text:p>23 Quintana Roo</text:p>
          </table:table-cell>
          <table:table-cell office:value-type="float" office:value="1501562" calcext:value-type="float">
            <text:p>1501562</text:p>
          </table:table-cell>
          <table:table-cell office:value-type="float" office:value="0.56328" calcext:value-type="float">
            <text:p>0.56328</text:p>
          </table:table-cell>
          <table:table-cell office:value-type="float" office:value="6.1" calcext:value-type="float">
            <text:p>6.1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string" calcext:value-type="string">
            <text:p>24 San Luis Potosí</text:p>
          </table:table-cell>
          <table:table-cell office:value-type="float" office:value="2717820" calcext:value-type="float">
            <text:p>2717820</text:p>
          </table:table-cell>
          <table:table-cell office:value-type="float" office:value="0.039223" calcext:value-type="float">
            <text:p>0.039223</text:p>
          </table:table-cell>
          <table:table-cell office:value-type="float" office:value="4.6" calcext:value-type="float">
            <text:p>4.6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string" calcext:value-type="string">
            <text:p>25 Sinaloa</text:p>
          </table:table-cell>
          <table:table-cell office:value-type="float" office:value="2966321" calcext:value-type="float">
            <text:p>2966321</text:p>
          </table:table-cell>
          <table:table-cell office:value-type="float" office:value="0.038701" calcext:value-type="float">
            <text:p>0.038701</text:p>
          </table:table-cell>
          <table:table-cell office:value-type="float" office:value="4.6" calcext:value-type="float">
            <text:p>4.6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string" calcext:value-type="string">
            <text:p>26 Sonora</text:p>
          </table:table-cell>
          <table:table-cell office:value-type="float" office:value="2850330" calcext:value-type="float">
            <text:p>2850330</text:p>
          </table:table-cell>
          <table:table-cell office:value-type="float" office:value="0.055643" calcext:value-type="float">
            <text:p>0.055643</text:p>
          </table:table-cell>
          <table:table-cell office:value-type="float" office:value="4.6" calcext:value-type="float">
            <text:p>4.6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string" calcext:value-type="string">
            <text:p>27 Tabasco</text:p>
          </table:table-cell>
          <table:table-cell office:value-type="float" office:value="2395272" calcext:value-type="float">
            <text:p>2395272</text:p>
          </table:table-cell>
          <table:table-cell office:value-type="float" office:value="0.110718" calcext:value-type="float">
            <text:p>0.110718</text:p>
          </table:table-cell>
          <table:table-cell office:value-type="float" office:value="1.7" calcext:value-type="float">
            <text:p>1.7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28 Tamaulipas</text:p>
          </table:table-cell>
          <table:table-cell office:value-type="float" office:value="3441698" calcext:value-type="float">
            <text:p>3441698</text:p>
          </table:table-cell>
          <table:table-cell office:value-type="float" office:value="0.293547" calcext:value-type="float">
            <text:p>0.293547</text:p>
          </table:table-cell>
          <table:table-cell office:value-type="float" office:value="9.2" calcext:value-type="float">
            <text:p>9.2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string" calcext:value-type="string">
            <text:p>29 Tlaxcala</text:p>
          </table:table-cell>
          <table:table-cell office:value-type="float" office:value="1272847" calcext:value-type="float">
            <text:p>1272847</text:p>
          </table:table-cell>
          <table:table-cell office:value-type="float" office:value="0.061908" calcext:value-type="float">
            <text:p>0.061908</text:p>
          </table:table-cell>
          <table:table-cell office:value-type="float" office:value="4.6" calcext:value-type="float">
            <text:p>4.6</text:p>
          </table:table-cell>
          <table:table-cell office:value-type="float" office:value="27.9" calcext:value-type="float">
            <text:p>27.9</text:p>
          </table:table-cell>
        </table:table-row>
        <table:table-row table:style-name="ro1">
          <table:table-cell office:value-type="string" calcext:value-type="string">
            <text:p>30 Veracruz de Ignacio de la Llave</text:p>
          </table:table-cell>
          <table:table-cell office:value-type="float" office:value="8112505" calcext:value-type="float">
            <text:p>8112505</text:p>
          </table:table-cell>
          <table:table-cell office:value-type="float" office:value="3.280898" calcext:value-type="float">
            <text:p>3.280898</text:p>
          </table:table-cell>
          <table:table-cell office:value-type="float" office:value="13.3" calcext:value-type="float">
            <text:p>13.3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 office:value-type="string" calcext:value-type="string">
            <text:p>31 Yucatán</text:p>
          </table:table-cell>
          <table:table-cell office:value-type="float" office:value="2097175" calcext:value-type="float">
            <text:p>2097175</text:p>
          </table:table-cell>
          <table:table-cell office:value-type="float" office:value="0.121831" calcext:value-type="float">
            <text:p>0.121831</text:p>
          </table:table-cell>
          <table:table-cell office:value-type="float" office:value="5.7" calcext:value-type="float">
            <text:p>5.7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string" calcext:value-type="string">
            <text:p>32 Zacatecas</text:p>
          </table:table-cell>
          <table:table-cell office:value-type="float" office:value="1579209" calcext:value-type="float">
            <text:p>1579209</text:p>
          </table:table-cell>
          <table:table-cell office:value-type="float" office:value="0.015641" calcext:value-type="float">
            <text:p>0.015641</text:p>
          </table:table-cell>
          <table:table-cell office:value-type="float" office:value="4.6" calcext:value-type="float">
            <text:p>4.6</text:p>
          </table:table-cell>
          <table:table-cell office:value-type="float" office:value="27.9" calcext:value-type="float">
            <text:p>27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23:20:28.7076988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7T23:20:32.963928398</meta:creation-date>
    <meta:editing-duration>PT12M49S</meta:editing-duration>
    <meta:editing-cycles>3</meta:editing-cycles>
    <meta:generator>LibreOffice/5.1.6.2$Linux_x86 LibreOffice_project/10m0$Build-2</meta:generator>
    <dc:date>2017-05-07T23:43:39.107307890</dc:date>
    <meta:document-statistic meta:table-count="1" meta:cell-count="175" meta:object-count="0"/>
  </office:meta>
</office:document-meta>
</file>